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6cm"/>
    </style:style>
    <style:style style:name="co3" style:family="table-column">
      <style:table-column-properties fo:break-before="auto" style:column-width="3.893cm"/>
    </style:style>
    <style:style style:name="co4" style:family="table-column">
      <style:table-column-properties fo:break-before="auto" style:column-width="3.935cm"/>
    </style:style>
    <style:style style:name="co5" style:family="table-column">
      <style:table-column-properties fo:break-before="auto" style:column-width="4.165cm"/>
    </style:style>
    <style:style style:name="co6" style:family="table-column">
      <style:table-column-properties fo:break-before="auto" style:column-width="4.269cm"/>
    </style:style>
    <style:style style:name="co7" style:family="table-column">
      <style:table-column-properties fo:break-before="auto" style:column-width="4.708cm"/>
    </style:style>
    <style:style style:name="co8" style:family="table-column">
      <style:table-column-properties fo:break-before="auto" style:column-width="5.046cm"/>
    </style:style>
    <style:style style:name="co9" style:family="table-column">
      <style:table-column-properties fo:break-before="auto" style:column-width="2.452cm"/>
    </style:style>
    <style:style style:name="co10" style:family="table-column">
      <style:table-column-properties fo:break-before="auto" style:column-width="4.332cm"/>
    </style:style>
    <style:style style:name="co11" style:family="table-column">
      <style:table-column-properties fo:break-before="auto" style:column-width="4.03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921cm" fo:break-before="auto" style:use-optimal-row-height="true"/>
    </style:style>
    <style:style style:name="ro3" style:family="table-row">
      <style:table-row-properties style:row-height="2.29cm" fo:break-before="auto" style:use-optimal-row-height="true"/>
    </style:style>
    <style:style style:name="ro4" style:family="table-row">
      <style:table-row-properties style:row-height="1.554cm" fo:break-before="auto" style:use-optimal-row-height="true"/>
    </style:style>
    <style:style style:name="ro5" style:family="table-row">
      <style:table-row-properties style:row-height="2.685cm" fo:break-before="auto" style:use-optimal-row-height="true"/>
    </style:style>
    <style:style style:name="ro6" style:family="table-row">
      <style:table-row-properties style:row-height="0.79cm" fo:break-before="auto" style:use-optimal-row-height="true"/>
    </style:style>
    <style:style style:name="ro7" style:family="table-row">
      <style:table-row-properties style:row-height="1.187cm" fo:break-before="auto" style:use-optimal-row-height="true"/>
    </style:style>
    <style:style style:name="ro8" style:family="table-row">
      <style:table-row-properties style:row-height="3.052cm" fo:break-before="auto" style:use-optimal-row-height="true"/>
    </style:style>
    <style:style style:name="ro9" style:family="table-row">
      <style:table-row-properties style:row-height="0.813cm" fo:break-before="auto" style:use-optimal-row-height="true"/>
    </style:style>
    <style:style style:name="ro10" style:family="table-row">
      <style:table-row-properties style:row-height="3.425cm" fo:break-before="auto" style:use-optimal-row-height="true"/>
    </style:style>
    <style:style style:name="ro11" style:family="table-row">
      <style:table-row-properties style:row-height="2.67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fo:background-color="#cccccc" fo:border-left="none" fo:border-right="none" fo:border-top="0.002cm solid #000000"/>
      <style:text-properties fo:font-style="italic" fo:font-weight="bold"/>
    </style:style>
    <style:style style:name="ce2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style="italic"/>
    </style:style>
    <style:style style:name="ce3" style:family="table-cell" style:parent-style-name="Default">
      <style:table-cell-properties fo:background-color="#cccccc"/>
      <style:text-properties fo:font-style="italic"/>
    </style:style>
    <style:style style:name="ce4" style:family="table-cell" style:parent-style-name="Default">
      <style:table-cell-properties fo:background-color="#cccccc" fo:wrap-option="wrap" style:vertical-align="top"/>
      <style:text-properties fo:font-style="italic"/>
    </style:style>
    <style:style style:name="ce5" style:family="table-cell" style:parent-style-name="Default">
      <style:table-cell-properties fo:border-bottom="none" fo:background-color="#ffcc99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weight="bold"/>
    </style:style>
    <style:style style:name="ce6" style:family="table-cell" style:parent-style-name="Default">
      <style:table-cell-properties fo:background-color="#ffcc99" style:text-align-source="fix" style:repeat-content="false" fo:border="0.002cm solid #000000"/>
      <style:paragraph-properties fo:text-align="center" fo:margin-left="0cm"/>
      <style:text-properties fo:font-style="italic" fo:font-weight="bold" style:font-weight-asian="bold" style:font-weight-complex="bold"/>
    </style:style>
    <style:style style:name="ce7" style:family="table-cell" style:parent-style-name="Default" style:data-style-name="N37">
      <style:table-cell-properties fo:border-bottom="none" fo:border-left="0.002cm solid #000000" fo:border-right="none" fo:border-top="none"/>
    </style:style>
    <style:style style:name="ce8" style:family="table-cell" style:parent-style-name="Default">
      <style:table-cell-properties fo:border-bottom="none" fo:border-left="0.002cm solid #000000" fo:border-right="none" fo:border-top="none"/>
    </style:style>
    <style:style style:name="ce9" style:family="table-cell" style:parent-style-name="Default">
      <style:table-cell-properties fo:border-bottom="none" fo:wrap-option="wrap" fo:border-left="0.002cm solid #000000" fo:border-right="none" fo:border-top="none" style:vertical-align="top"/>
    </style:style>
    <style:style style:name="ce10" style:family="table-cell" style:parent-style-name="Default">
      <style:table-cell-properties fo:border-bottom="none" fo:background-color="#ffcc99" fo:border-left="none" fo:border-right="0.002cm solid #000000" fo:border-top="0.002cm solid #000000"/>
      <style:text-properties fo:font-weight="bold"/>
    </style:style>
    <style:style style:name="ce11" style:family="table-cell" style:parent-style-name="Default">
      <style:table-cell-properties fo:border-bottom="none" fo:border-left="none" fo:border-right="0.002cm solid #000000" fo:border-top="none"/>
    </style:style>
    <style:style style:name="ce12" style:family="table-cell" style:parent-style-name="Default">
      <style:table-cell-properties fo:border-bottom="none" fo:wrap-option="wrap" fo:border-left="none" fo:border-right="0.002cm solid #000000" fo:border-top="none" style:vertical-align="top"/>
    </style:style>
    <style:style style:name="ce13" style:family="table-cell" style:parent-style-name="Default" style:data-style-name="N37">
      <style:table-cell-properties fo:border-bottom="none" fo:border-left="0.002cm solid #000000" fo:border-right="0.002cm solid #000000" fo:border-top="none"/>
    </style:style>
    <style:style style:name="ce14" style:family="table-cell" style:parent-style-name="Default">
      <style:table-cell-properties fo:border-bottom="none" fo:border-left="0.002cm solid #000000" fo:border-right="0.002cm solid #000000" fo:border-top="none"/>
    </style:style>
    <style:style style:name="ce15" style:family="table-cell" style:parent-style-name="Default">
      <style:table-cell-properties fo:border-bottom="none" fo:wrap-option="wrap" fo:border-left="0.002cm solid #000000" fo:border-right="0.002cm solid #000000" fo:border-top="none" style:vertical-align="top"/>
    </style:style>
    <style:style style:name="ce16" style:family="table-cell" style:parent-style-name="Default">
      <style:table-cell-properties fo:border-bottom="none" fo:background-color="#e6e6ff" style:text-align-source="fix" style:repeat-content="false" fo:border-left="none" fo:border-right="none" fo:border-top="0.002cm solid #000000"/>
      <style:paragraph-properties fo:text-align="center" fo:margin-left="0cm"/>
      <style:text-properties fo:font-weight="bold"/>
    </style:style>
    <style:style style:name="ce17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style="italic" fo:font-weight="bold" style:font-weight-asian="bold" style:font-weight-complex="bold"/>
    </style:style>
    <style:style style:name="ce18" style:family="table-cell" style:parent-style-name="Default">
      <style:table-cell-properties fo:wrap-option="wrap" style:vertical-align="top"/>
    </style:style>
    <style:style style:name="ce19" style:family="table-cell" style:parent-style-name="Default">
      <style:table-cell-properties fo:border-bottom="none" fo:background-color="#e6e6ff" fo:border-left="none" fo:border-right="none" fo:border-top="0.002cm solid #000000"/>
      <style:text-properties fo:font-weight="bold"/>
    </style:style>
    <style:style style:name="ce20" style:family="table-cell" style:parent-style-name="Default">
      <style:table-cell-properties fo:background-color="#e6e6ff"/>
    </style:style>
    <style:style style:name="ce21" style:family="table-cell" style:parent-style-name="Default">
      <style:table-cell-properties fo:border-bottom="none" fo:background-color="#e6e6ff" fo:border-left="none" fo:border-right="0.002cm solid #000000" fo:border-top="0.002cm solid #000000"/>
      <style:text-properties fo:font-weight="bold"/>
    </style:style>
    <style:style style:name="ce22" style:family="table-cell" style:parent-style-name="Default"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style="italic"/>
    </style:style>
    <style:style style:name="ce24" style:family="table-cell" style:parent-style-name="Default">
      <style:table-cell-properties fo:wrap-option="wrap"/>
    </style:style>
    <style:style style:name="ce25" style:family="table-cell" style:parent-style-name="Default">
      <style:table-cell-properties fo:border-bottom="none" fo:border-left="none" fo:border-right="none" fo:border-top="0.002cm solid #000000"/>
      <style:text-properties fo:font-weight="bold"/>
    </style:style>
    <style:style style:name="ce2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8" style:family="table-cell" style:parent-style-name="Default">
      <style:table-cell-properties fo:background-color="#cccccc" style:vertical-align="top"/>
      <style:text-properties fo:font-style="italic"/>
    </style:style>
    <style:style style:name="ce29" style:family="table-cell" style:parent-style-name="Default">
      <style:table-cell-properties fo:background-color="#cccccc" fo:wrap-option="wrap"/>
      <style:text-properties fo:font-style="italic"/>
    </style:style>
    <style:style style:name="ce30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cc99" style:text-align-source="fix" style:repeat-content="false" fo:border="0.002cm solid #000000"/>
      <style:paragraph-properties fo:text-align="center" fo:margin-left="0cm"/>
      <style:text-properties fo:font-style="italic" fo:font-weight="normal" style:font-weight-asian="normal" style:font-weight-complex="normal"/>
    </style:style>
    <style:style style:name="ce32" style:family="table-cell" style:parent-style-name="Default">
      <style:table-cell-properties fo:background-color="#ffcc99"/>
    </style:style>
    <style:style style:name="ce33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style="italic" fo:font-weight="normal" style:font-weight-asian="normal" style:font-weight-complex="normal"/>
    </style:style>
    <style:style style:name="ce34" style:family="table-cell" style:parent-style-name="Default">
      <style:table-cell-properties fo:border-bottom="none" fo:wrap-option="wrap" fo:border-left="none" fo:border-right="0.002cm solid #000000" fo:border-top="none"/>
    </style:style>
    <style:style style:name="ce35" style:family="table-cell" style:parent-style-name="Default">
      <style:table-cell-properties style:vertical-align="top"/>
    </style:style>
    <style:style style:name="ce36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  <style:text-properties fo:font-style="italic"/>
    </style:style>
    <style:style style:name="T1" style:family="text">
      <style:text-properties style:font-name="Arial" style:font-name-asian="DejaVu Sans" style:font-name-complex="Tahoma"/>
    </style:style>
  </office:automatic-styles>
  <office:body>
    <office:spreadsheet>
      <table:table table:name="Maj'Eyal-Wild" table:style-name="ta1" table:print="false">
        <table:table-column table:style-name="co1" table:default-cell-style-name="ce3"/>
        <table:table-column table:style-name="co2" table:default-cell-style-name="ce8"/>
        <table:table-column table:style-name="co2" table:default-cell-style-name="ce11"/>
        <table:table-column table:style-name="co3" table:default-cell-style-name="ce14"/>
        <table:table-column table:style-name="co2" table:number-columns-repeated="6" table:default-cell-style-name="Default"/>
        <table:table-column table:style-name="co2" table:default-cell-style-name="ce11"/>
        <table:table-column table:style-name="co4" table:default-cell-style-name="Default"/>
        <table:table-column table:style-name="co2" table:number-columns-repeated="8" table:default-cell-style-name="Default"/>
        <table:table-column table:style-name="co1" table:number-columns-repeated="1002" table:default-cell-style-name="Default"/>
        <table:table-row table:style-name="ro1">
          <table:table-cell table:style-name="ce1" office:value-type="string">
            <text:p>Zone</text:p>
          </table:table-cell>
          <table:table-cell table:style-name="ce5" office:value-type="string" table:number-columns-spanned="2" table:number-rows-spanned="1">
            <text:p>Allied Kingdoms: Derthfields</text:p>
          </table:table-cell>
          <table:covered-table-cell table:style-name="ce10"/>
          <table:table-cell table:style-name="ce5" office:value-type="string">
            <text:p>Undeads</text:p>
          </table:table-cell>
          <table:table-cell table:style-name="ce16" office:value-type="string">
            <text:p>Western Wilderness</text:p>
          </table:table-cell>
          <table:table-cell table:style-name="ce19"/>
          <table:table-cell table:style-name="ce20" table:number-columns-repeated="2"/>
          <table:table-cell table:style-name="ce19" table:number-columns-repeated="2"/>
          <table:table-cell table:style-name="ce21"/>
          <table:table-cell table:style-name="ce19" table:number-columns-repeated="9"/>
          <table:table-cell table:style-name="ce25" table:number-columns-repeated="233"/>
          <table:table-cell table:number-columns-repeated="769"/>
        </table:table-row>
        <table:table-row table:style-name="ro1">
          <table:table-cell table:style-name="ce2" office:value-type="string">
            <text:p>Place</text:p>
          </table:table-cell>
          <table:table-cell table:style-name="ce6" office:value-type="string">
            <text:p>Kor'Pul</text:p>
          </table:table-cell>
          <table:table-cell table:style-name="ce6" office:value-type="string">
            <text:p>Trollshaws</text:p>
          </table:table-cell>
          <table:table-cell table:style-name="ce6" office:value-type="string">
            <text:p>Blighted Ruins</text:p>
          </table:table-cell>
          <table:table-cell table:style-name="ce17" office:value-type="string">
            <text:p>The Maze</text:p>
          </table:table-cell>
          <table:table-cell table:style-name="ce17" office:value-type="string">
            <text:p>Sandworm Lair</text:p>
          </table:table-cell>
          <table:table-cell table:style-name="ce17" office:value-type="string">
            <text:p>Old Forest</text:p>
          </table:table-cell>
          <table:table-cell table:style-name="ce17" office:value-type="string">
            <text:p>Daikara</text:p>
          </table:table-cell>
          <table:table-cell table:style-name="ce17" office:value-type="string">
            <text:p>Tol Falas</text:p>
          </table:table-cell>
          <table:table-cell table:style-name="ce17" office:value-type="string">
            <text:p>Ancient Elven Ruins</text:p>
          </table:table-cell>
          <table:table-cell table:style-name="ce17" office:value-type="string">
            <text:p>Reknor</text:p>
          </table:table-cell>
          <table:table-cell table:style-name="ce17" office:value-type="string">
            <text:p>Charred Scar</text:p>
          </table:table-cell>
          <table:table-cell table:style-name="ce23" office:value-type="string">
            <text:p>Mount Gundabad</text:p>
          </table:table-cell>
          <table:table-cell table:style-name="ce17" office:value-type="string">
            <text:p>Temple of Creation</text:p>
          </table:table-cell>
          <table:table-cell table:style-name="ce17" office:value-type="string">
            <text:p>Flooded Cave</text:p>
          </table:table-cell>
          <table:table-cell table:style-name="ce17" office:value-type="string">
            <text:p>Tempest Peak</text:p>
          </table:table-cell>
          <table:table-cell table:style-name="ce17" office:value-type="string">
            <text:p>Telmur</text:p>
          </table:table-cell>
          <table:table-cell table:style-name="ce17" office:value-type="string">
            <text:p>Demon Plane</text:p>
          </table:table-cell>
          <table:table-cell table:style-name="ce17" office:value-type="string">
            <text:p>Tannen's Tower</text:p>
          </table:table-cell>
          <table:table-cell table:style-name="ce17" office:value-type="string">
            <text:p>Crypt of Kryl-Feijan</text:p>
          </table:table-cell>
          <table:table-cell table:style-name="ce26" table:number-columns-repeated="233"/>
          <table:table-cell table:style-name="ce27" table:number-columns-repeated="768"/>
          <table:table-cell/>
        </table:table-row>
        <table:table-row table:style-name="ro1">
          <table:table-cell office:value-type="string">
            <text:p>Level</text:p>
          </table:table-cell>
          <table:table-cell table:style-name="ce7" office:value-type="string">
            <text:p>1 to 5</text:p>
          </table:table-cell>
          <table:table-cell office:value-type="string">
            <text:p>1 to 5</text:p>
          </table:table-cell>
          <table:table-cell table:style-name="ce13" office:value-type="string">
            <text:p>1 to 8</text:p>
          </table:table-cell>
          <table:table-cell table:number-columns-repeated="4" office:value-type="string">
            <text:p>7 to 12</text:p>
          </table:table-cell>
          <table:table-cell office:value-type="string">
            <text:p>15 to 20</text:p>
          </table:table-cell>
          <table:table-cell office:value-type="string">
            <text:p>18 to 25</text:p>
          </table:table-cell>
          <table:table-cell office:value-type="string">
            <text:p>18 to 23</text:p>
          </table:table-cell>
          <table:table-cell table:style-name="ce22" office:value-type="string">
            <text:p>30 to 35</text:p>
          </table:table-cell>
          <table:table-cell office:value-type="string">
            <text:p>21 to 30</text:p>
          </table:table-cell>
          <table:table-cell table:number-columns-repeated="2" office:value-type="string">
            <text:p>30 to 40</text:p>
          </table:table-cell>
          <table:table-cell office:value-type="string">
            <text:p>14 to 20</text:p>
          </table:table-cell>
          <table:table-cell table:number-columns-repeated="3" office:value-type="string">
            <text:p>35 to 40</text:p>
          </table:table-cell>
          <table:table-cell office:value-type="string">
            <text:p>25 to 35</text:p>
          </table:table-cell>
          <table:table-cell table:number-columns-repeated="1002"/>
        </table:table-row>
        <table:table-row table:style-name="ro1">
          <table:table-cell office:value-type="string">
            <text:p>Max lev</text:p>
          </table:table-cell>
          <table:table-cell table:number-columns-repeated="3" office:value-type="float" office:value="5">
            <text:p>5</text:p>
          </table:table-cell>
          <table:table-cell table:number-columns-repeated="4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2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NPC types</text:p>
          </table:table-cell>
          <table:table-cell office:value-type="string">
            <text:p>skeleton</text:p>
          </table:table-cell>
          <table:table-cell office:value-type="string">
            <text:p>troll</text:p>
          </table:table-cell>
          <table:table-cell office:value-type="string">
            <text:p>skeleton</text:p>
          </table:table-cell>
          <table:table-cell office:value-type="string">
            <text:p>vermin</text:p>
          </table:table-cell>
          <table:table-cell office:value-type="string">
            <text:p>sandworm</text:p>
          </table:table-cell>
          <table:table-cell office:value-type="string">
            <text:p>canine</text:p>
          </table:table-cell>
          <table:table-cell office:value-type="string">
            <text:p>cold drakes</text:p>
          </table:table-cell>
          <table:table-cell office:value-type="string">
            <text:p>skeleton</text:p>
          </table:table-cell>
          <table:table-cell office:value-type="string">
            <text:p>mummies</text:p>
          </table:table-cell>
          <table:table-cell office:value-type="string">
            <text:p>orcs</text:p>
          </table:table-cell>
          <table:table-cell office:value-type="string">
            <text:p>fire elementals</text:p>
          </table:table-cell>
          <table:table-cell office:value-type="string">
            <text:p>goblin</text:p>
          </table:table-cell>
          <table:table-cell table:number-columns-repeated="2" office:value-type="string">
            <text:p>aquatic critters</text:p>
          </table:table-cell>
          <table:table-cell office:value-type="string">
            <text:p>air elemental</text:p>
          </table:table-cell>
          <table:table-cell office:value-type="string">
            <text:p>bone giant</text:p>
          </table:table-cell>
          <table:table-cell office:value-type="string">
            <text:p>demons</text:p>
          </table:table-cell>
          <table:table-cell office:value-type="string">
            <text:p>undeads</text:p>
          </table:table-cell>
          <table:table-cell office:value-type="string">
            <text:p>elven cultists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rodent</text:p>
          </table:table-cell>
          <table:table-cell office:value-type="string">
            <text:p>canine</text:p>
          </table:table-cell>
          <table:table-cell office:value-type="string">
            <text:p>ghoul</text:p>
          </table:table-cell>
          <table:table-cell office:value-type="string">
            <text:p>canine</text:p>
          </table:table-cell>
          <table:table-cell office:value-type="string">
            <text:p>ooze</text:p>
          </table:table-cell>
          <table:table-cell office:value-type="string">
            <text:p>plant</text:p>
          </table:table-cell>
          <table:table-cell office:value-type="string">
            <text:p>snow giant</text:p>
          </table:table-cell>
          <table:table-cell office:value-type="string">
            <text:p>ghoul</text:p>
          </table:table-cell>
          <table:table-cell office:value-type="string">
            <text:p>undeads</text:p>
          </table:table-cell>
          <table:table-cell office:value-type="string">
            <text:p>trolls</text:p>
          </table:table-cell>
          <table:table-cell office:value-type="string">
            <text:p>fire wyrmics</text:p>
          </table:table-cell>
          <table:table-cell office:value-type="string">
            <text:p>fire drake</text:p>
          </table:table-cell>
          <table:table-cell/>
          <table:table-cell office:value-type="string">
            <text:p>aquatic demons</text:p>
          </table:table-cell>
          <table:table-cell office:value-type="string">
            <text:p>xorns</text:p>
          </table:table-cell>
          <table:table-cell office:value-type="string">
            <text:p>skeleton</text:p>
          </table:table-cell>
          <table:table-cell/>
          <table:table-cell office:value-type="string">
            <text:p>elementals</text:p>
          </table:table-cell>
          <table:table-cell office:value-type="string">
            <text:p>minor demons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mold</text:p>
          </table:table-cell>
          <table:table-cell office:value-type="string">
            <text:p>vermin</text:p>
          </table:table-cell>
          <table:table-cell office:value-type="string">
            <text:p>mold</text:p>
          </table:table-cell>
          <table:table-cell/>
          <table:table-cell office:value-type="string">
            <text:p>jelly</text:p>
          </table:table-cell>
          <table:table-cell office:value-type="string">
            <text:p>bear</text:p>
          </table:table-cell>
          <table:table-cell office:value-type="string">
            <text:p>wolves</text:p>
          </table:table-cell>
          <table:table-cell office:value-type="string">
            <text:p>vampire</text:p>
          </table:table-cell>
          <table:table-cell table:number-columns-repeated="2"/>
          <table:table-cell office:value-type="string">
            <text:p>dragons</text:p>
          </table:table-cell>
          <table:table-cell office:value-type="string">
            <text:p>snake</text:p>
          </table:table-cell>
          <table:table-cell table:number-columns-repeated="2"/>
          <table:table-cell office:value-type="string">
            <text:p>snow giants</text:p>
          </table:table-cell>
          <table:table-cell office:value-type="string">
            <text:p>ghoul</text:p>
          </table:table-cell>
          <table:table-cell/>
          <table:table-cell office:value-type="string">
            <text:p>aquatic</text:p>
          </table:table-cell>
          <table:table-cell table:number-columns-repeated="1003"/>
        </table:table-row>
        <table:table-row table:style-name="ro1">
          <table:table-cell/>
          <table:table-cell office:value-type="string">
            <text:p>vermin</text:p>
          </table:table-cell>
          <table:table-cell office:value-type="string">
            <text:p>rodent</text:p>
          </table:table-cell>
          <table:table-cell office:value-type="string">
            <text:p>vermin</text:p>
          </table:table-cell>
          <table:table-cell/>
          <table:table-cell table:number-columns-repeated="2" office:value-type="string">
            <text:p>vermin</text:p>
          </table:table-cell>
          <table:table-cell office:value-type="string">
            <text:p>xorns</text:p>
          </table:table-cell>
          <table:table-cell table:number-columns-repeated="3"/>
          <table:table-cell office:value-type="string">
            <text:p>faeros</text:p>
          </table:table-cell>
          <table:table-cell table:number-columns-repeated="3"/>
          <table:table-cell office:value-type="string">
            <text:p>storm drakes</text:p>
          </table:table-cell>
          <table:table-cell office:value-type="string">
            <text:p>ghost</text:p>
          </table:table-cell>
          <table:table-cell table:number-columns-repeated="1005"/>
        </table:table-row>
        <table:table-row table:style-name="ro1">
          <table:table-cell/>
          <table:table-cell table:number-columns-repeated="2" office:value-type="string">
            <text:p>snake</text:p>
          </table:table-cell>
          <table:table-cell office:value-type="string">
            <text:p>necromancers</text:p>
          </table:table-cell>
          <table:table-cell table:number-columns-repeated="2"/>
          <table:table-cell office:value-type="string">
            <text:p>snak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plant</text:p>
          </table:table-cell>
          <table:table-cell table:number-columns-repeated="3"/>
          <table:table-cell office:value-type="string">
            <text:p>swarm</text:p>
          </table:table-cell>
          <table:table-cell table:number-columns-repeated="1015"/>
        </table:table-row>
        <table:table-row table:style-name="ro1" table:number-rows-repeated="8">
          <table:table-cell table:number-columns-repeated="1022"/>
        </table:table-row>
        <table:table-row table:style-name="ro1">
          <table:table-cell office:value-type="string">
            <text:p>Boss</text:p>
          </table:table-cell>
          <table:table-cell office:value-type="string">
            <text:p>Shade</text:p>
          </table:table-cell>
          <table:table-cell office:value-type="string">
            <text:p>Bill the Stone Troll</text:p>
          </table:table-cell>
          <table:table-cell office:value-type="string">
            <text:p>Half finished Bone Giant</text:p>
          </table:table-cell>
          <table:table-cell office:value-type="string">
            <text:p>Minotaur</text:p>
          </table:table-cell>
          <table:table-cell office:value-type="string">
            <text:p>Sandworm Queen</text:p>
          </table:table-cell>
          <table:table-cell office:value-type="string">
            <text:p>Old Man Willow</text:p>
          </table:table-cell>
          <table:table-cell office:value-type="string">
            <text:p>Rantha the Worm</text:p>
          </table:table-cell>
          <table:table-cell office:value-type="string">
            <text:p>The Master (vampire)</text:p>
          </table:table-cell>
          <table:table-cell office:value-type="string">
            <text:p>Greater Mummy Lord</text:p>
          </table:table-cell>
          <table:table-cell office:value-type="string">
            <text:p>Golbug the Destroyer</text:p>
          </table:table-cell>
          <table:table-cell office:value-type="string">
            <text:p>Fyrk, Faeros High Guard</text:p>
          </table:table-cell>
          <table:table-cell office:value-type="string">
            <text:p>Angadon the Worm</text:p>
          </table:table-cell>
          <table:table-cell office:value-type="string">
            <text:p>Slasul</text:p>
          </table:table-cell>
          <table:table-cell office:value-type="string">
            <text:p>Ukllmswwik (drake)</text:p>
          </table:table-cell>
          <table:table-cell office:value-type="string">
            <text:p>Urkis, the Tempest</text:p>
          </table:table-cell>
          <table:table-cell office:value-type="string">
            <text:p>Shade of Telos</text:p>
          </table:table-cell>
          <table:table-cell office:value-type="string">
            <text:p>Draebor</text:p>
          </table:table-cell>
          <table:table-cell office:value-type="string">
            <text:p>Tannen &amp; Golem</text:p>
          </table:table-cell>
          <table:table-cell office:value-type="string">
            <text:p>Kryl-Feijan</text:p>
          </table:table-cell>
          <table:table-cell table:number-columns-repeated="1002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Boss Loot</text:p>
          </table:table-cell>
          <table:table-cell office:value-type="string">
            <text:p>Kor'Fall (staff)</text:p>
          </table:table-cell>
          <table:table-cell office:value-type="string">
            <text:p>Bill Tree Trunk (maul)</text:p>
          </table:table-cell>
          <table:table-cell office:value-type="string">
            <text:p>Phial of Undeath</text:p>
          </table:table-cell>
          <table:table-cell office:value-type="string">
            <text:p>Helm of Hammerhand</text:p>
          </table:table-cell>
          <table:table-cell office:value-type="string">
            <text:p>Queen's Heart</text:p>
          </table:table-cell>
          <table:table-cell office:value-type="string">
            <text:p>OMW Barkwood</text:p>
          </table:table-cell>
          <table:table-cell office:value-type="string">
            <text:p>Frost Treads</text:p>
          </table:table-cell>
          <table:table-cell office:value-type="string">
            <text:p>Amulet of Dread</text:p>
          </table:table-cell>
          <table:table-cell office:value-type="string">
            <text:p>Longsword Ringil</text:p>
          </table:table-cell>
          <table:table-cell office:value-type="string">
            <text:p>Orb of Many Ways</text:p>
          </table:table-cell>
          <table:table-cell table:number-columns-repeated="2"/>
          <table:table-cell office:value-type="string">
            <text:p>Eldritch Pearl</text:p>
          </table:table-cell>
          <table:table-cell office:value-type="string">
            <text:p>Trident of the Tide</text:p>
          </table:table-cell>
          <table:table-cell office:value-type="string">
            <text:p>Rod of Recall</text:p>
          </table:table-cell>
          <table:table-cell office:value-type="string">
            <text:p>Halfs of Telos Staff</text:p>
          </table:table-cell>
          <table:table-cell office:value-type="string">
            <text:p>Shifting Boots</text:p>
          </table:table-cell>
          <table:table-cell table:number-columns-repeated="1004"/>
        </table:table-row>
        <table:table-row table:style-name="ro1">
          <table:table-cell/>
          <table:table-cell table:number-columns-repeated="3" office:value-type="string">
            <text:p>3 egos</text:p>
          </table:table-cell>
          <table:table-cell table:number-columns-repeated="3" office:value-type="string">
            <text:p>5 egos</text:p>
          </table:table-cell>
          <table:table-cell office:value-type="string">
            <text:p>4 egos</text:p>
          </table:table-cell>
          <table:table-cell office:value-type="string">
            <text:p>7 egos</text:p>
          </table:table-cell>
          <table:table-cell office:value-type="string">
            <text:p>5 egos</text:p>
          </table:table-cell>
          <table:table-cell office:value-type="string">
            <text:p>7 egos</text:p>
          </table:table-cell>
          <table:table-cell/>
          <table:table-cell office:value-type="string">
            <text:p>9 egos</text:p>
          </table:table-cell>
          <table:table-cell table:number-columns-repeated="2" office:value-type="string">
            <text:p>7 egos</text:p>
          </table:table-cell>
          <table:table-cell table:number-columns-repeated="2" office:value-type="string">
            <text:p>2 wands</text:p>
          </table:table-cell>
          <table:table-cell office:value-type="string">
            <text:p>4 egos</text:p>
          </table:table-cell>
          <table:table-cell/>
          <table:table-cell office:value-type="string">
            <text:p>4 egos</text:p>
          </table:table-cell>
          <table:table-cell table:number-columns-repeated="1002"/>
        </table:table-row>
        <table:table-row table:style-name="ro1">
          <table:table-cell table:number-columns-repeated="7"/>
          <table:table-cell office:value-type="string">
            <text:p>lots of gold</text:p>
          </table:table-cell>
          <table:table-cell/>
          <table:table-cell office:value-type="string">
            <text:p>1 ego mummy wrapping</text:p>
          </table:table-cell>
          <table:table-cell table:number-columns-repeated="1012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taff of Absorption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<text:s/></text:p>
          </table:table-cell>
          <table:table-cell/>
          <table:table-cell office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>
            <text:p>Normal Loot</text:p>
          </table:table-cell>
          <table:table-cell table:number-columns-repeated="1021"/>
        </table:table-row>
        <table:table-row table:style-name="ro1" table:number-rows-repeated="6">
          <table:table-cell table:number-columns-repeated="1022"/>
        </table:table-row>
        <table:table-row table:style-name="ro2">
          <table:table-cell table:style-name="ce4" office:value-type="string">
            <text:p>Notes</text:p>
          </table:table-cell>
          <table:table-cell table:style-name="ce9"/>
          <table:table-cell table:style-name="ce12"/>
          <table:table-cell table:style-name="ce15"/>
          <table:table-cell table:style-name="ce18" table:number-columns-repeated="4"/>
          <table:table-cell table:style-name="ce18" office:value-type="string">
            <text:p>First «half» of the game; players finds the staff and then looses it, sends him to moria</text:p>
          </table:table-cell>
          <table:table-cell table:style-name="ce18"/>
          <table:table-cell table:style-name="ce12" office:value-type="string">
            <text:p>the orb is used to activate the portal to the far east (and many others)</text:p>
          </table:table-cell>
          <table:table-cell table:style-name="ce18" office:value-type="string">
            <text:p>the player comes here to try to stop the istari from absorbing the power of mount doom</text:p>
          </table:table-cell>
          <table:table-cell table:style-name="ce18"/>
          <table:table-cell table:style-name="ce18" office:value-type="string">
            <text:p>gives a quest to go kill Ukllmswwik</text:p>
          </table:table-cell>
          <table:table-cell table:style-name="ce18" office:value-type="string">
            <text:p>gives a quest to go kill Slasul</text:p>
          </table:table-cell>
          <table:table-cell table:style-name="ce18" office:value-type="string">
            <text:p>objective the the quest « Storming the City »</text:p>
          </table:table-cell>
          <table:table-cell table:number-columns-repeated="3" table:style-name="ce18" office:value-type="string">
            <text:p>access given during the east portal quest</text:p>
          </table:table-cell>
          <table:table-cell table:style-name="ce18" office:value-type="string">
            <text:p>random encounter in the west</text:p>
          </table:table-cell>
          <table:table-cell table:style-name="ce18" table:number-columns-repeated="1002"/>
        </table:table-row>
        <table:table-row table:style-name="ro3">
          <table:table-cell table:style-name="ce4"/>
          <table:table-cell table:style-name="ce9"/>
          <table:table-cell table:style-name="ce12"/>
          <table:table-cell table:style-name="ce15"/>
          <table:table-cell table:style-name="ce18" table:number-columns-repeated="6"/>
          <table:table-cell table:style-name="ce12"/>
          <table:table-cell table:style-name="ce18" office:value-type="string">
            <text:p>if the player fails <text:s/>they will later be able to open a portal to the void to let morgoth come back:: ultra ending</text:p>
          </table:table-cell>
          <table:table-cell table:style-name="ce18" table:number-columns-repeated="7"/>
          <table:table-cell table:style-name="ce24" office:value-type="string">
            <text:p>if the player is not fast enough Kryl-Feijan appears instead of the escort quest</text:p>
          </table:table-cell>
          <table:table-cell table:style-name="ce18" table:number-columns-repeated="1002"/>
        </table:table-row>
        <table:table-row table:style-name="ro2">
          <table:table-cell table:style-name="ce4"/>
          <table:table-cell table:style-name="ce9"/>
          <table:table-cell table:style-name="ce12"/>
          <table:table-cell table:style-name="ce15"/>
          <table:table-cell table:style-name="ce18" table:number-columns-repeated="6"/>
          <table:table-cell table:style-name="ce12"/>
          <table:table-cell table:style-name="ce18" office:value-type="string">
            <text:p>if the player succeeds morgoth wont come but the istari are still a menace and must be eliminated</text:p>
          </table:table-cell>
          <table:table-cell table:style-name="ce18" table:number-columns-repeated="7"/>
          <table:table-cell table:style-name="ce24"/>
          <table:table-cell table:style-name="ce18" table:number-columns-repeated="1002"/>
        </table:table-row>
        <table:table-row table:style-name="ro1">
          <table:table-cell table:style-name="ce4"/>
          <table:table-cell table:style-name="ce9"/>
          <table:table-cell table:style-name="ce12"/>
          <table:table-cell table:style-name="ce15"/>
          <table:table-cell table:style-name="ce18" table:number-columns-repeated="6"/>
          <table:table-cell table:style-name="ce12"/>
          <table:table-cell table:style-name="ce18" table:number-columns-repeated="8"/>
          <table:table-cell table:style-name="ce24"/>
          <table:table-cell table:style-name="ce18" table:number-columns-repeated="1002"/>
        </table:table-row>
        <table:table-row table:style-name="ro4">
          <table:table-cell table:style-name="ce4"/>
          <table:table-cell table:style-name="ce9"/>
          <table:table-cell table:style-name="ce12"/>
          <table:table-cell table:style-name="ce15"/>
          <table:table-cell table:style-name="ce18" table:number-columns-repeated="6"/>
          <table:table-cell table:style-name="ce12"/>
          <table:table-cell table:style-name="ce18" office:value-type="string">
            <text:p>this is a speed race to the bottom; player has XXX turns to get there before it is too late</text:p>
          </table:table-cell>
          <table:table-cell table:style-name="ce18" table:number-columns-repeated="7"/>
          <table:table-cell table:style-name="ce24"/>
          <table:table-cell table:style-name="ce18" table:number-columns-repeated="1002"/>
        </table:table-row>
        <table:table-row table:style-name="ro1" table:number-rows-repeated="6">
          <table:table-cell table:style-name="ce4"/>
          <table:table-cell table:style-name="ce9"/>
          <table:table-cell table:style-name="ce12"/>
          <table:table-cell table:style-name="ce15"/>
          <table:table-cell table:style-name="ce18" table:number-columns-repeated="6"/>
          <table:table-cell table:style-name="ce12"/>
          <table:table-cell table:style-name="ce18" table:number-columns-repeated="8"/>
          <table:table-cell table:style-name="ce24"/>
          <table:table-cell table:style-name="ce18" table:number-columns-repeated="1002"/>
        </table:table-row>
        <table:table-row table:style-name="ro1" table:number-rows-repeated="9">
          <table:table-cell table:number-columns-repeated="19"/>
          <table:table-cell table:style-name="ce24"/>
          <table:table-cell table:number-columns-repeated="1002"/>
        </table:table-row>
        <table:table-row table:style-name="ro1" table:number-rows-repeated="65481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Far-East-Wild" table:style-name="ta1" table:print="false">
        <table:table-column table:style-name="co1" table:default-cell-style-name="ce3"/>
        <table:table-column table:style-name="co2" table:number-columns-repeated="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column table:style-name="co7" table:default-cell-style-name="Default"/>
        <table:table-column table:style-name="co2" table:default-cell-style-name="Default"/>
        <table:table-column table:style-name="co2" table:default-cell-style-name="ce11"/>
        <table:table-column table:style-name="co2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1" table:number-columns-repeated="1005" table:default-cell-style-name="Default"/>
        <table:table-row table:style-name="ro1">
          <table:table-cell table:style-name="ce1" office:value-type="string">
            <text:p>Zone</text:p>
          </table:table-cell>
          <table:table-cell table:style-name="ce30" office:value-type="string" table:number-columns-spanned="2" table:number-rows-spanned="1">
            <text:p>Orc: Sunwall outpost</text:p>
          </table:table-cell>
          <table:covered-table-cell table:style-name="ce32"/>
          <table:table-cell table:style-name="ce16" office:value-type="string">
            <text:p>Empty Lands</text:p>
          </table:table-cell>
          <table:table-cell table:style-name="ce19" table:number-columns-repeated="10"/>
          <table:table-cell table:style-name="ce21"/>
          <table:table-cell table:style-name="ce19" table:number-columns-repeated="4"/>
          <table:table-cell table:style-name="ce25" table:number-columns-repeated="239"/>
          <table:table-cell table:number-columns-repeated="766"/>
        </table:table-row>
        <table:table-row table:style-name="ro1">
          <table:table-cell table:style-name="ce2" office:value-type="string">
            <text:p>Place</text:p>
          </table:table-cell>
          <table:table-cell table:number-columns-repeated="2" table:style-name="ce31" office:value-type="string">
            <text:p>Sunwall Outpost</text:p>
          </table:table-cell>
          <table:table-cell table:style-name="ce17" office:value-type="string">
            <text:p>Ardhungol</text:p>
          </table:table-cell>
          <table:table-cell table:style-name="ce23" office:value-type="string">
            <text:p>Illusory Castle</text:p>
          </table:table-cell>
          <table:table-cell table:style-name="ce17" office:value-type="string">
            <text:p>Rak'shor Pride</text:p>
          </table:table-cell>
          <table:table-cell table:style-name="ce33" office:value-type="string">
            <text:p>Swamp of Agony</text:p>
          </table:table-cell>
          <table:table-cell table:style-name="ce17" office:value-type="string">
            <text:p>Erúan</text:p>
          </table:table-cell>
          <table:table-cell table:style-name="ce33" office:value-type="string">
            <text:p>Eastport</text:p>
          </table:table-cell>
          <table:table-cell table:style-name="ce33" office:value-type="string">
            <text:p>Abandoned Temple</text:p>
          </table:table-cell>
          <table:table-cell table:style-name="ce17" office:value-type="string">
            <text:p>Gorbat Pride</text:p>
          </table:table-cell>
          <table:table-cell table:style-name="ce17" office:value-type="string">
            <text:p>Vor Pride</text:p>
          </table:table-cell>
          <table:table-cell table:style-name="ce17" office:value-type="string">
            <text:p>Grushnak Pride</text:p>
          </table:table-cell>
          <table:table-cell table:style-name="ce17" office:value-type="string">
            <text:p>Slime Tunnels</text:p>
          </table:table-cell>
          <table:table-cell table:style-name="ce17" office:value-type="string">
            <text:p>High Peak</text:p>
          </table:table-cell>
          <table:table-cell table:style-name="ce17" office:value-type="string">
            <text:p>Valley of the Moon</text:p>
          </table:table-cell>
          <table:table-cell table:style-name="ce17" office:value-type="string">
            <text:p>Lair of Briagh</text:p>
          </table:table-cell>
          <table:table-cell table:style-name="ce17" office:value-type="string">
            <text:p>Vor Armoury</text:p>
          </table:table-cell>
          <table:table-cell table:style-name="ce17" office:value-type="string">
            <text:p>Shadow Crypt</text:p>
          </table:table-cell>
          <table:table-cell table:style-name="ce26" table:number-columns-repeated="239"/>
          <table:table-cell table:style-name="ce27" table:number-columns-repeated="766"/>
        </table:table-row>
        <table:table-row table:style-name="ro1">
          <table:table-cell office:value-type="string">
            <text:p>Level</text:p>
          </table:table-cell>
          <table:table-cell table:number-columns-repeated="2" office:value-type="string">
            <text:p>1 to 5</text:p>
          </table:table-cell>
          <table:table-cell table:number-columns-repeated="3" office:value-type="string">
            <text:p>25 to 30</text:p>
          </table:table-cell>
          <table:table-cell table:number-columns-repeated="3" office:value-type="string">
            <text:p>30 to 35</text:p>
          </table:table-cell>
          <table:table-cell table:number-columns-repeated="4" office:value-type="string">
            <text:p>35 to 40</text:p>
          </table:table-cell>
          <table:table-cell office:value-type="string">
            <text:p>45 to 50</text:p>
          </table:table-cell>
          <table:table-cell office:value-type="string">
            <text:p>55 to 60</text:p>
          </table:table-cell>
          <table:table-cell office:value-type="string">
            <text:p>30 to 40</text:p>
          </table:table-cell>
          <table:table-cell table:number-columns-repeated="2" office:value-type="string">
            <text:p>35 to 50</text:p>
          </table:table-cell>
          <table:table-cell office:value-type="string">
            <text:p>35 to 45</text:p>
          </table:table-cell>
          <table:table-cell table:number-columns-repeated="1005"/>
        </table:table-row>
        <table:table-row table:style-name="ro1">
          <table:table-cell office:value-type="string">
            <text:p>Max lev</text:p>
          </table:table-cell>
          <table:table-cell table:number-columns-repeated="8" office:value-type="float" office:value="5">
            <text:p>5</text:p>
          </table:table-cell>
          <table:table-cell table:number-columns-repeated="4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PC types</text:p>
          </table:table-cell>
          <table:table-cell table:number-columns-repeated="2"/>
          <table:table-cell office:value-type="string">
            <text:p>spiderkin</text:p>
          </table:table-cell>
          <table:table-cell office:value-type="string">
            <text:p>constructs</text:p>
          </table:table-cell>
          <table:table-cell office:value-type="string">
            <text:p>orcs</text:p>
          </table:table-cell>
          <table:table-cell office:value-type="string">
            <text:p>repiles (crocodiles, …)</text:p>
          </table:table-cell>
          <table:table-cell office:value-type="string">
            <text:p>sand drakes</text:p>
          </table:table-cell>
          <table:table-cell office:value-type="string">
            <text:p>easterlings</text:p>
          </table:table-cell>
          <table:table-cell office:value-type="string">
            <text:p>mad cultist</text:p>
          </table:table-cell>
          <table:table-cell office:value-type="string">
            <text:p>drakes</text:p>
          </table:table-cell>
          <table:table-cell table:number-columns-repeated="2"/>
          <table:table-cell office:value-type="string">
            <text:p>slimes</text:p>
          </table:table-cell>
          <table:table-cell office:value-type="string">
            <text:p>orcs</text:p>
          </table:table-cell>
          <table:table-cell office:value-type="string">
            <text:p>demons</text:p>
          </table:table-cell>
          <table:table-cell office:value-type="string">
            <text:p>sandworms</text:p>
          </table:table-cell>
          <table:table-cell office:value-type="string">
            <text:p>orcs</text:p>
          </table:table-cell>
          <table:table-cell office:value-type="string">
            <text:p>rak shor orcs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>
            <text:p>mad dwarves</text:p>
          </table:table-cell>
          <table:table-cell office:value-type="string">
            <text:p>skeletons</text:p>
          </table:table-cell>
          <table:table-cell office:value-type="string">
            <text:p>a few orcs</text:p>
          </table:table-cell>
          <table:table-cell office:value-type="string">
            <text:p>sandworms</text:p>
          </table:table-cell>
          <table:table-cell office:value-type="string">
            <text:p>some orcs</text:p>
          </table:table-cell>
          <table:table-cell office:value-type="string">
            <text:p>demons</text:p>
          </table:table-cell>
          <table:table-cell office:value-type="string">
            <text:p>dragons</text:p>
          </table:table-cell>
          <table:table-cell table:number-columns-repeated="2"/>
          <table:table-cell office:value-type="string">
            <text:p>jellies</text:p>
          </table:table-cell>
          <table:table-cell office:value-type="string">
            <text:p>drakes</text:p>
          </table:table-cell>
          <table:table-cell table:number-columns-repeated="3"/>
          <table:table-cell office:value-type="string">
            <text:p>undeads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>
            <text:p>dwarf-golem fusions</text:p>
          </table:table-cell>
          <table:table-cell office:value-type="string">
            <text:p>zombies</text:p>
          </table:table-cell>
          <table:table-cell office:value-type="string">
            <text:p>undead spirits</text:p>
          </table:table-cell>
          <table:table-cell office:value-type="string">
            <text:p>ritchs</text:p>
          </table:table-cell>
          <table:table-cell table:number-columns-repeated="5"/>
          <table:table-cell office:value-type="string">
            <text:p>oozes</text:p>
          </table:table-cell>
          <table:table-cell office:value-type="string">
            <text:p>corrupted humans</text:p>
          </table:table-cell>
          <table:table-cell table:number-columns-repeated="3"/>
          <table:table-cell office:value-type="string">
            <text:p>shades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>
            <text:p>drolems</text:p>
          </table:table-cell>
          <table:table-cell office:value-type="string">
            <text:p>bone giants</text:p>
          </table:table-cell>
          <table:table-cell/>
          <table:table-cell office:value-type="string">
            <text:p>orcs</text:p>
          </table:table-cell>
          <table:table-cell table:number-columns-repeated="6"/>
          <table:table-cell office:value-type="string">
            <text:p>golems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>
            <text:p>undeads</text:p>
          </table:table-cell>
          <table:table-cell table:number-columns-repeated="100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>
            <text:p>Boss</text:p>
          </table:table-cell>
          <table:table-cell table:number-columns-repeated="2" office:value-type="string">
            <text:p>Sun Paladin Tornuk</text:p>
          </table:table-cell>
          <table:table-cell office:value-type="string">
            <text:p>Ungolë</text:p>
          </table:table-cell>
          <table:table-cell office:value-type="string">
            <text:p>Glass Golem</text:p>
          </table:table-cell>
          <table:table-cell office:value-type="string">
            <text:p>Rak'shor the necromancer</text:p>
          </table:table-cell>
          <table:table-cell table:number-columns-repeated="3"/>
          <table:table-cell office:value-type="string">
            <text:p>Balrog</text:p>
          </table:table-cell>
          <table:table-cell office:value-type="string">
            <text:p>Gorbat &amp; his dragon</text:p>
          </table:table-cell>
          <table:table-cell office:value-type="string">
            <text:p>Vor the Geomancer</text:p>
          </table:table-cell>
          <table:table-cell office:value-type="string">
            <text:p>Grushnak the Battlemaster</text:p>
          </table:table-cell>
          <table:table-cell/>
          <table:table-cell office:value-type="string">
            <text:p>Alatar &amp; Pallando</text:p>
          </table:table-cell>
          <table:table-cell office:value-type="string">
            <text:p>Corrupted Balrog</text:p>
          </table:table-cell>
          <table:table-cell office:value-type="string">
            <text:p>Briagh the Great Sand Wyrm</text:p>
          </table:table-cell>
          <table:table-cell office:value-type="string">
            <text:p>Vor Warmaster</text:p>
          </table:table-cell>
          <table:table-cell office:value-type="string">
            <text:p>Player's Shade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>
            <text:p>Mad Artificier</text:p>
          </table:table-cell>
          <table:table-cell table:number-columns-repeated="1019"/>
        </table:table-row>
        <table:table-row table:style-name="ro1">
          <table:table-cell office:value-type="string">
            <text:p>Boss Loot</text:p>
          </table:table-cell>
          <table:table-cell office:value-type="string">
            <text:p>Ring of Lost Love</text:p>
          </table:table-cell>
          <table:table-cell office:value-type="string">
            <text:p>Ring of Flames</text:p>
          </table:table-cell>
          <table:table-cell office:value-type="string">
            <text:p>Rod of Spydric Poison</text:p>
          </table:table-cell>
          <table:table-cell office:value-type="string">
            <text:p>Helm of Knowledge</text:p>
          </table:table-cell>
          <table:table-cell office:value-type="string">
            <text:p>Black Robe</text:p>
          </table:table-cell>
          <table:table-cell table:number-columns-repeated="5"/>
          <table:table-cell office:value-type="string">
            <text:p>Crown of the Elements</text:p>
          </table:table-cell>
          <table:table-cell table:number-columns-repeated="2"/>
          <table:table-cell office:value-type="string">
            <text:p>Essence of Life</text:p>
          </table:table-cell>
          <table:table-cell office:value-type="string">
            <text:p>Whip of Gothmog</text:p>
          </table:table-cell>
          <table:table-cell/>
          <table:table-cell office:value-type="string">
            <text:p>Murderblade</text:p>
          </table:table-cell>
          <table:table-cell office:value-type="string">
            <text:p>random unique</text:p>
          </table:table-cell>
          <table:table-cell table:number-columns-repeated="1005"/>
        </table:table-row>
        <table:table-row table:style-name="ro1">
          <table:table-cell/>
          <table:table-cell table:number-columns-repeated="2" office:value-type="string">
            <text:p>3 egos</text:p>
          </table:table-cell>
          <table:table-cell office:value-type="string">
            <text:p>5 egos</text:p>
          </table:table-cell>
          <table:table-cell office:value-type="string">
            <text:p>7 egos</text:p>
          </table:table-cell>
          <table:table-cell office:value-type="string">
            <text:p>Orb of Undeath</text:p>
          </table:table-cell>
          <table:table-cell table:number-columns-repeated="4"/>
          <table:table-cell office:value-type="string">
            <text:p>Dragon Orb</text:p>
          </table:table-cell>
          <table:table-cell office:value-type="string">
            <text:p>Orb of the Elements</text:p>
          </table:table-cell>
          <table:table-cell office:value-type="string">
            <text:p>Orb of Destruction</text:p>
          </table:table-cell>
          <table:table-cell/>
          <table:table-cell office:value-type="string">
            <text:p>Staff of Destruction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5 egos</text:p>
          </table:table-cell>
          <table:table-cell table:number-columns-repeated="4"/>
          <table:table-cell table:number-columns-repeated="3" office:value-type="string">
            <text:p>5 egos</text:p>
          </table:table-cell>
          <table:table-cell/>
          <table:table-cell office:value-type="string">
            <text:p>10 egos</text:p>
          </table:table-cell>
          <table:table-cell office:value-type="string">
            <text:p>3 egos</text:p>
          </table:table-cell>
          <table:table-cell office:value-type="string">
            <text:p>5 gems</text:p>
          </table:table-cell>
          <table:table-cell office:value-type="string">
            <text:p>5 egos</text:p>
          </table:table-cell>
          <table:table-cell table:number-columns-repeated="100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Normal Loot</text:p>
          </table:table-cell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5">
          <table:table-cell table:style-name="ce28" office:value-type="string">
            <text:p>Notes</text:p>
          </table:table-cell>
          <table:table-cell table:style-name="ce18" table:number-columns-repeated="2"/>
          <table:table-cell table:style-name="ce18" office:value-type="string">
            <text:p>a portal is found to the world of Spydrë</text:p>
          </table:table-cell>
          <table:table-cell table:style-name="ce18"/>
          <table:table-cell table:style-name="ce18" office:value-type="string">
            <text:p>orc necromancers lair unlocks necros</text:p>
          </table:table-cell>
          <table:table-cell table:style-name="ce18"/>
          <table:table-cell table:style-name="ce18" office:value-type="string">
            <text:p>means « waste of monsters »</text:p>
            <text:p>An arid desert</text:p>
          </table:table-cell>
          <table:table-cell table:style-name="ce18" office:value-type="string">
            <text:p>a port of easterlings in the far east</text:p>
          </table:table-cell>
          <table:table-cell table:style-name="ce18" office:value-type="string">
            <text:p>old temple overrun by demons summoned by mad cultists</text:p>
            <text:p>They torture people which can be freed</text:p>
          </table:table-cell>
          <table:table-cell table:style-name="ce18" office:value-type="string">
            <text:p>the pride has been destroyed by an invasion of drakes called by Gorbat a Wyrmic he destroyed his own pride to gain power</text:p>
          </table:table-cell>
          <table:table-cell table:style-name="ce18" office:value-type="string">
            <text:p>elements reign free</text:p>
            <text:p>Orcs imbued with elemental powers</text:p>
            <text:p>Lots of mages &amp; geomancers around</text:p>
          </table:table-cell>
          <table:table-cell table:style-name="ce18" office:value-type="string">
            <text:p>home of the most elite</text:p>
            <text:p>Orc warriors</text:p>
          </table:table-cell>
          <table:table-cell table:style-name="ce18" office:value-type="string">
            <text:p>tunnel leading into the High Peek</text:p>
          </table:table-cell>
          <table:table-cell table:style-name="ce12" office:value-type="string">
            <text:p>last zone of the normal game</text:p>
            <text:p>Hideout of the istari;</text:p>
            <text:p>Entrance is protected by a amgical shield that must be removed before entering</text:p>
          </table:table-cell>
          <table:table-cell table:style-name="ce18" office:value-type="string">
            <text:p>hidden valley availabe with the Lost Knowlegde quest</text:p>
          </table:table-cell>
          <table:table-cell table:number-columns-repeated="2" table:style-name="ce18" office:value-type="string">
            <text:p>used for the west portal quest</text:p>
          </table:table-cell>
          <table:table-cell table:style-name="ce18" office:value-type="string">
            <text:p>random encounter in the east</text:p>
          </table:table-cell>
          <table:table-cell table:style-name="ce35" table:number-columns-repeated="1005"/>
        </table:table-row>
        <table:table-row table:style-name="ro6">
          <table:table-cell table:style-name="ce29"/>
          <table:table-cell table:style-name="ce24" table:number-columns-repeated="4"/>
          <table:table-cell table:style-name="ce24" office:value-type="string">
            <text:p>can unlock Necromancer class</text:p>
          </table:table-cell>
          <table:table-cell table:style-name="ce24" table:number-columns-repeated="3"/>
          <table:table-cell table:style-name="ce24" office:value-type="string">
            <text:p>can unlock <text:s/>Demonologist class</text:p>
          </table:table-cell>
          <table:table-cell table:style-name="ce24"/>
          <table:table-cell table:style-name="ce24" office:value-type="string">
            <text:p>can unlock Pyromancer and Cryomancer classes</text:p>
          </table:table-cell>
          <table:table-cell table:style-name="ce24" table:number-columns-repeated="2"/>
          <table:table-cell table:style-name="ce34"/>
          <table:table-cell table:style-name="ce24" table:number-columns-repeated="1009"/>
        </table:table-row>
        <table:table-row table:style-name="ro5">
          <table:table-cell table:style-name="ce29"/>
          <table:table-cell table:style-name="ce24" table:number-columns-repeated="11"/>
          <table:table-cell table:style-name="ce24" office:value-type="string">
            <text:p>Grushnak Pride is hidden inside the ground, the entrance must be found</text:p>
          </table:table-cell>
          <table:table-cell table:style-name="ce24"/>
          <table:table-cell table:style-name="ce34" office:value-type="string">
            <text:p>if the mount doom quest failed the wizards are helped by an enslaved sun paladin Aeryn, having also destroyed the Gates of Morning</text:p>
          </table:table-cell>
          <table:table-cell table:style-name="ce24" table:number-columns-repeated="1009"/>
        </table:table-row>
        <table:table-row table:style-name="ro1">
          <table:table-cell table:style-name="ce29"/>
          <table:table-cell table:style-name="ce24" table:number-columns-repeated="13"/>
          <table:table-cell table:style-name="ce34"/>
          <table:table-cell table:style-name="ce24" table:number-columns-repeated="1009"/>
        </table:table-row>
        <table:table-row table:style-name="ro7">
          <table:table-cell table:style-name="ce29"/>
          <table:table-cell table:style-name="ce24" table:number-columns-repeated="13"/>
          <table:table-cell table:style-name="ce34" office:value-type="string">
            <text:p>Entering the zone will lock any exit, you are trapped inside</text:p>
          </table:table-cell>
          <table:table-cell table:style-name="ce24" table:number-columns-repeated="1009"/>
        </table:table-row>
        <table:table-row table:style-name="ro1">
          <table:table-cell table:style-name="ce29"/>
          <table:table-cell table:style-name="ce24" table:number-columns-repeated="13"/>
          <table:table-cell table:style-name="ce34"/>
          <table:table-cell table:style-name="ce24" table:number-columns-repeated="1009"/>
        </table:table-row>
        <table:table-row table:style-name="ro2">
          <table:table-cell table:style-name="ce29"/>
          <table:table-cell table:style-name="ce24" table:number-columns-repeated="13"/>
          <table:table-cell table:style-name="ce34" office:value-type="string">
            <text:p>If mount doom was successfull or if you spared aeryn she comes back to help you fight the istari.</text:p>
          </table:table-cell>
          <table:table-cell table:style-name="ce24" table:number-columns-repeated="1009"/>
        </table:table-row>
        <table:table-row table:style-name="ro1">
          <table:table-cell table:style-name="ce29"/>
          <table:table-cell table:style-name="ce24" table:number-columns-repeated="13"/>
          <table:table-cell table:style-name="ce34"/>
          <table:table-cell table:style-name="ce24" table:number-columns-repeated="1009"/>
        </table:table-row>
        <table:table-row table:style-name="ro8">
          <table:table-cell table:style-name="ce29"/>
          <table:table-cell table:style-name="ce24" table:number-columns-repeated="13"/>
          <table:table-cell table:style-name="ce34" office:value-type="string">
            <text:p>If mount doom failed the portal to the void is open and must be closed by a living sacrifice, either you or aeryn, or by entering it to destroy morgoth</text:p>
          </table:table-cell>
          <table:table-cell table:style-name="ce24" table:number-columns-repeated="1009"/>
        </table:table-row>
        <table:table-row table:style-name="ro1" table:number-rows-repeated="3">
          <table:table-cell table:style-name="ce29"/>
          <table:table-cell table:style-name="ce24" table:number-columns-repeated="13"/>
          <table:table-cell table:style-name="ce34"/>
          <table:table-cell table:style-name="ce24" table:number-columns-repeated="1009"/>
        </table:table-row>
        <table:table-row table:style-name="ro1" table:number-rows-repeated="8">
          <table:table-cell/>
          <table:table-cell table:style-name="ce24" table:number-columns-repeated="13"/>
          <table:table-cell table:style-name="ce34"/>
          <table:table-cell table:style-name="ce24" table:number-columns-repeated="4"/>
          <table:table-cell table:number-columns-repeated="1005"/>
        </table:table-row>
        <table:table-row table:style-name="ro1" table:number-rows-repeated="65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wns" table:style-name="ta1" table:print="false">
        <table:table-column table:style-name="co9" table:default-cell-style-name="ce3"/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5" table:default-cell-style-name="Default"/>
        <table:table-column table:style-name="co2" table:default-cell-style-name="ce11"/>
        <table:table-column table:style-name="co1" table:number-columns-repeated="1013" table:default-cell-style-name="Default"/>
        <table:table-row table:style-name="ro1">
          <table:table-cell table:style-name="ce1" office:value-type="string">
            <text:p>Town</text:p>
          </table:table-cell>
          <table:table-cell table:style-name="ce16" office:value-type="string">
            <text:p>Maj'Eyal</text:p>
          </table:table-cell>
          <table:table-cell table:style-name="ce19"/>
          <table:table-cell table:style-name="ce20"/>
          <table:table-cell table:style-name="ce19" table:number-columns-repeated="5"/>
          <table:table-cell table:style-name="ce20"/>
          <table:table-cell table:style-name="ce21"/>
          <table:table-cell table:style-name="ce25" table:number-columns-repeated="243"/>
          <table:table-cell table:number-columns-repeated="770"/>
        </table:table-row>
        <table:table-row table:style-name="ro1">
          <table:table-cell table:style-name="ce36" office:value-type="string">
            <text:p>Place</text:p>
          </table:table-cell>
          <table:table-cell table:style-name="ce17" office:value-type="string">
            <text:p>Bree</text:p>
          </table:table-cell>
          <table:table-cell table:style-name="ce17" office:value-type="string">
            <text:p>Last Hope</text:p>
          </table:table-cell>
          <table:table-cell table:style-name="ce17" office:value-type="string">
            <text:p>Angolwen</text:p>
          </table:table-cell>
          <table:table-cell table:style-name="ce17" office:value-type="string">
            <text:p>Gates of Morning</text:p>
          </table:table-cell>
          <table:table-cell table:style-name="ce17" table:number-columns-repeated="2"/>
          <table:table-cell table:style-name="ce23" table:number-columns-repeated="4"/>
          <table:table-cell table:style-name="ce26" table:number-columns-repeated="243"/>
          <table:table-cell table:style-name="ce27" table:number-columns-repeated="768"/>
          <table:table-cell table:number-columns-repeated="2"/>
        </table:table-row>
        <table:table-row table:style-name="ro1">
          <table:table-cell office:value-type="string">
            <text:p>Leve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NPC types</text:p>
          </table:table-cell>
          <table:table-cell table:number-columns-repeated="2" office:value-type="string">
            <text:p>Humans</text:p>
          </table:table-cell>
          <table:table-cell office:value-type="string">
            <text:p>Elves</text:p>
          </table:table-cell>
          <table:table-cell office:value-type="string">
            <text:p>Huma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>
            <text:p>halflings</text:p>
          </table:table-cell>
          <table:table-cell office:value-type="string">
            <text:p>Humans</text:p>
          </table:table-cell>
          <table:table-cell office:value-type="string">
            <text:p>Elv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halflings</text:p>
          </table:table-cell>
          <table:table-cell table:number-columns-repeated="1020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office:value-type="string">
            <text:p>Leader</text:p>
          </table:table-cell>
          <table:table-cell office:value-type="string">
            <text:p>Londo Proundfoot</text:p>
          </table:table-cell>
          <table:table-cell office:value-type="string">
            <text:p>Tolak</text:p>
          </table:table-cell>
          <table:table-cell office:value-type="string">
            <text:p>Supreme ArchmageLinaniil</text:p>
          </table:table-cell>
          <table:table-cell office:value-type="string">
            <text:p>High Sun Paladin Aery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(Hobbit male)</text:p>
          </table:table-cell>
          <table:table-cell office:value-type="string">
            <text:p>(Higher male)</text:p>
          </table:table-cell>
          <table:table-cell table:number-columns-repeated="2" office:value-type="string">
            <text:p>(Human female)</text:p>
          </table:table-cell>
          <table:table-cell table:number-columns-repeated="1019"/>
        </table:table-row>
        <table:table-row table:style-name="ro1">
          <table:table-cell office:value-type="string">
            <text:p>Boss Loot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Special stores</text:p>
          </table:table-cell>
          <table:table-cell/>
          <table:table-cell office:value-type="string">
            <text:p>ego shop with high price if lsot merchant quets is done</text:p>
          </table:table-cell>
          <table:table-cell office:value-type="string">
            <text:p>Wands &amp; Stav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Magic teachings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9">
          <table:table-cell table:style-name="ce29" office:value-type="string">
            <text:p>Notes</text:p>
          </table:table-cell>
          <table:table-cell table:style-name="ce24"/>
          <table:table-cell table:style-name="ce24" office:value-type="string">
            <text:p>Capital of the allied kingdosm</text:p>
          </table:table-cell>
          <table:table-cell table:style-name="ce24" office:value-type="string">
            <text:p>Mages town</text:p>
          </table:table-cell>
          <table:table-cell table:style-name="ce24" office:value-type="string">
            <text:p>Main free city of the east</text:p>
          </table:table-cell>
          <table:table-cell table:style-name="ce24" table:number-columns-repeated="5"/>
          <table:table-cell table:style-name="ce34"/>
          <table:table-cell table:style-name="ce24" table:number-columns-repeated="1013"/>
        </table:table-row>
        <table:table-row table:style-name="ro10">
          <table:table-cell table:style-name="ce29"/>
          <table:table-cell table:style-name="ce24" table:number-columns-repeated="2"/>
          <table:table-cell table:style-name="ce24" office:value-type="string">
            <text:p>All mages come from there.</text:p>
            <text:p><text:span text:style-name="T1">It was founded by </text:span><text:span text:style-name="T1">« renegate » elves </text:span><text:span text:style-name="T1">who did not want to </text:span><text:span text:style-name="T1">see the « true » magic </text:span><text:span text:style-name="T1">of the Istari be </text:span><text:span text:style-name="T1">forgotten.</text:span></text:p>
            <text:p><text:span text:style-name="T1">It is said Gandalf </text:span><text:span text:style-name="T1">secretly helped them.</text:span></text:p>
          </table:table-cell>
          <table:table-cell table:style-name="ce24" office:value-type="string">
            <text:p>Sun Paladins and Anorithil comes from there</text:p>
          </table:table-cell>
          <table:table-cell table:style-name="ce24" table:number-columns-repeated="5"/>
          <table:table-cell table:style-name="ce34"/>
          <table:table-cell table:style-name="ce24" table:number-columns-repeated="1013"/>
        </table:table-row>
        <table:table-row table:style-name="ro1">
          <table:table-cell table:style-name="ce29"/>
          <table:table-cell table:style-name="ce24" table:number-columns-repeated="9"/>
          <table:table-cell table:style-name="ce34"/>
          <table:table-cell table:style-name="ce24" table:number-columns-repeated="1013"/>
        </table:table-row>
        <table:table-row table:style-name="ro11">
          <table:table-cell table:style-name="ce29"/>
          <table:table-cell table:style-name="ce24" table:number-columns-repeated="2"/>
          <table:table-cell table:style-name="ce24" office:value-type="string">
            <text:p>It is located in an hidden valley in the Blue Mountains and must be accessed by a portal.</text:p>
            <text:p>Mages know its location, for others <text:s/>it must be discovered.</text:p>
          </table:table-cell>
          <table:table-cell table:style-name="ce24" table:number-columns-repeated="6"/>
          <table:table-cell table:style-name="ce34"/>
          <table:table-cell table:style-name="ce24" table:number-columns-repeated="1013"/>
        </table:table-row>
        <table:table-row table:style-name="ro1">
          <table:table-cell table:style-name="ce29"/>
          <table:table-cell table:style-name="ce24" table:number-columns-repeated="9"/>
          <table:table-cell table:style-name="ce34"/>
          <table:table-cell table:style-name="ce24" table:number-columns-repeated="1013"/>
        </table:table-row>
        <table:table-row table:style-name="ro9">
          <table:table-cell table:style-name="ce29"/>
          <table:table-cell table:style-name="ce24" table:number-columns-repeated="2"/>
          <table:table-cell table:style-name="ce24" office:value-type="string">
            <text:p>Turns hostile if player knows Corruptions</text:p>
          </table:table-cell>
          <table:table-cell table:style-name="ce24" table:number-columns-repeated="6"/>
          <table:table-cell table:style-name="ce34"/>
          <table:table-cell table:style-name="ce24" table:number-columns-repeated="1013"/>
        </table:table-row>
        <table:table-row table:style-name="ro1" table:number-rows-repeated="8">
          <table:table-cell table:style-name="ce29"/>
          <table:table-cell table:style-name="ce24" table:number-columns-repeated="9"/>
          <table:table-cell table:style-name="ce34"/>
          <table:table-cell table:style-name="ce24" table:number-columns-repeated="1013"/>
        </table:table-row>
        <table:table-row table:style-name="ro1" table:number-rows-repeated="6548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fr" fo:country="FR" style:font-name-asian="DejaVu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2">12/11/2010</text:date>, <text:time>15:11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0$Linux OpenOffice.org_project/300m9$Build-9358</meta:generator>
    <meta:creation-date>2009-12-25T03:02:03</meta:creation-date>
    <dc:date>2010-11-12T15:11:03</dc:date>
    <dc:language>fr-FR</dc:language>
    <meta:editing-cycles>156</meta:editing-cycles>
    <meta:editing-duration>PT202H35M51S</meta:editing-duration>
    <dc:creator>Nicolas Casalini</dc:creator>
    <meta:document-statistic meta:table-count="3" meta:cell-count="412" meta:object-count="0"/>
    <meta:user-defined meta:name="Info 1"/>
    <meta:user-defined meta:name="Info 2"/>
    <meta:user-defined meta:name="Info 3"/>
    <meta:user-defined meta:name="Info 4"/>
  </office:meta>
</office:document-meta>
</file>